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1a5f" officeooo:paragraph-rsid="001e1a5f"/>
    </style:style>
    <style:style style:name="P2" style:family="paragraph" style:parent-style-name="Standard">
      <style:paragraph-properties fo:text-align="center" style:justify-single-word="false"/>
      <style:text-properties fo:color="#ff3333" fo:font-size="14pt" officeooo:rsid="001e1a5f" officeooo:paragraph-rsid="001e1a5f" style:font-size-asian="14pt" style:font-size-complex="14pt"/>
    </style:style>
    <style:style style:name="P3" style:family="paragraph" style:parent-style-name="Standard">
      <style:text-properties fo:color="#ff3333" style:text-underline-style="none" officeooo:rsid="00200331" officeooo:paragraph-rsid="00200331"/>
    </style:style>
    <style:style style:name="P4" style:family="paragraph" style:parent-style-name="Standard">
      <style:text-properties officeooo:rsid="001fff84" officeooo:paragraph-rsid="001fff84"/>
    </style:style>
    <style:style style:name="P5" style:family="paragraph" style:parent-style-name="Standard">
      <style:text-properties style:text-underline-style="solid" style:text-underline-width="auto" style:text-underline-color="font-color" officeooo:rsid="001fff84" officeooo:paragraph-rsid="001fff84"/>
    </style:style>
    <style:style style:name="P6" style:family="paragraph" style:parent-style-name="Standard">
      <style:text-properties style:text-underline-style="solid" style:text-underline-width="auto" style:text-underline-color="font-color" officeooo:rsid="001e1a5f" officeooo:paragraph-rsid="001e1a5f"/>
    </style:style>
    <style:style style:name="P7" style:family="paragraph" style:parent-style-name="Standard">
      <style:text-properties fo:color="#3399ff" officeooo:rsid="001e1a5f" officeooo:paragraph-rsid="001e1a5f"/>
    </style:style>
    <style:style style:name="P8" style:family="paragraph" style:parent-style-name="Standard">
      <style:text-properties fo:color="#3399ff" officeooo:rsid="001fff84" officeooo:paragraph-rsid="001fff84"/>
    </style:style>
    <style:style style:name="P9" style:family="paragraph" style:parent-style-name="Standard">
      <style:text-properties fo:color="#000000" officeooo:rsid="00200331" officeooo:paragraph-rsid="00200331"/>
    </style:style>
    <style:style style:name="P10" style:family="paragraph" style:parent-style-name="Standard">
      <style:text-properties fo:color="#000000" style:text-underline-style="solid" style:text-underline-width="auto" style:text-underline-color="font-color" officeooo:rsid="00200331" officeooo:paragraph-rsid="00200331"/>
    </style:style>
    <style:style style:name="P11" style:family="paragraph" style:parent-style-name="Standard">
      <style:text-properties fo:color="#000000" style:text-underline-style="none" officeooo:rsid="00248648" officeooo:paragraph-rsid="00248648"/>
    </style:style>
    <style:style style:name="P12" style:family="paragraph" style:parent-style-name="Standard">
      <style:text-properties fo:color="#00cc33" officeooo:rsid="00200331" officeooo:paragraph-rsid="00200331"/>
    </style:style>
    <style:style style:name="P13" style:family="paragraph" style:parent-style-name="Standard">
      <style:text-properties officeooo:rsid="00239c1a" officeooo:paragraph-rsid="00239c1a"/>
    </style:style>
    <style:style style:name="P14" style:family="paragraph" style:parent-style-name="Standard">
      <style:text-properties fo:color="#ff3333" style:text-position="0% 100%" style:text-underline-style="none" officeooo:rsid="00200331" officeooo:paragraph-rsid="00200331"/>
    </style:style>
    <style:style style:name="P15" style:family="paragraph" style:parent-style-name="Standard">
      <style:text-properties fo:color="#ff3333" style:text-position="0% 100%" style:text-underline-style="none" officeooo:rsid="00248648" officeooo:paragraph-rsid="0024a983"/>
    </style:style>
    <style:style style:name="P16" style:family="paragraph" style:parent-style-name="Standard">
      <style:text-properties fo:color="#ff3333" style:text-position="0% 100%" style:text-underline-style="none" officeooo:rsid="002f438e" officeooo:paragraph-rsid="002f438e"/>
    </style:style>
    <style:style style:name="P17" style:family="paragraph" style:parent-style-name="Standard">
      <style:text-properties fo:color="#ff3333" style:text-underline-style="none" officeooo:rsid="00200331" officeooo:paragraph-rsid="00200331"/>
    </style:style>
    <style:style style:name="P18" style:family="paragraph" style:parent-style-name="Standard">
      <style:text-properties fo:color="#000000" style:text-position="0% 100%" style:text-underline-style="none" officeooo:rsid="00248648" officeooo:paragraph-rsid="00248648"/>
    </style:style>
    <style:style style:name="P19" style:family="paragraph" style:parent-style-name="Standard">
      <style:text-properties fo:color="#000000" style:text-position="0% 100%" style:text-underline-style="none" officeooo:rsid="00248648" officeooo:paragraph-rsid="0024a983"/>
    </style:style>
    <style:style style:name="P20" style:family="paragraph" style:parent-style-name="Standard">
      <style:text-properties fo:color="#000000" style:text-position="0% 100%" style:text-underline-style="none" officeooo:rsid="00268d6d" officeooo:paragraph-rsid="00268d6d"/>
    </style:style>
    <style:style style:name="P21" style:family="paragraph" style:parent-style-name="Standard">
      <style:text-properties fo:color="#000000" style:text-position="0% 100%" style:text-underline-style="none" officeooo:rsid="00289e23" officeooo:paragraph-rsid="00289e23"/>
    </style:style>
    <style:style style:name="P22" style:family="paragraph" style:parent-style-name="Standard">
      <style:text-properties fo:color="#000000" style:text-position="0% 100%" style:text-underline-style="none" officeooo:rsid="002a2711" officeooo:paragraph-rsid="002a2711"/>
    </style:style>
    <style:style style:name="P23" style:family="paragraph" style:parent-style-name="Standard">
      <style:text-properties fo:color="#000000" style:text-position="0% 100%" style:text-underline-style="none" officeooo:rsid="002ecd29" officeooo:paragraph-rsid="002ecd29"/>
    </style:style>
    <style:style style:name="P24" style:family="paragraph" style:parent-style-name="Standard">
      <style:text-properties fo:color="#000000" officeooo:rsid="001fff84" officeooo:paragraph-rsid="001fff84"/>
    </style:style>
    <style:style style:name="P25" style:family="paragraph" style:parent-style-name="Standard">
      <style:text-properties fo:color="#000000" officeooo:rsid="00200331" officeooo:paragraph-rsid="00200331"/>
    </style:style>
    <style:style style:name="P26" style:family="paragraph" style:parent-style-name="Standard">
      <style:text-properties fo:color="#00cc33" style:text-position="0% 100%" style:text-underline-style="solid" style:text-underline-width="auto" style:text-underline-color="font-color" officeooo:rsid="00289e23" officeooo:paragraph-rsid="00289e23"/>
    </style:style>
    <style:style style:name="P27" style:family="paragraph" style:parent-style-name="Standard">
      <style:text-properties fo:color="#00cc33" style:text-position="0% 100%" style:text-underline-style="solid" style:text-underline-width="auto" style:text-underline-color="font-color" officeooo:rsid="002a2711" officeooo:paragraph-rsid="002a2711"/>
    </style:style>
    <style:style style:name="P28" style:family="paragraph" style:parent-style-name="Standard">
      <style:text-properties fo:color="#00cc33" style:text-position="0% 100%" style:text-underline-style="solid" style:text-underline-width="auto" style:text-underline-color="font-color" officeooo:rsid="002ecd29" officeooo:paragraph-rsid="002ecd29"/>
    </style:style>
    <style:style style:name="P29" style:family="paragraph" style:parent-style-name="Standard">
      <style:text-properties fo:color="#00cc33" style:text-underline-style="solid" style:text-underline-width="auto" style:text-underline-color="font-color" officeooo:rsid="001e1a5f" officeooo:paragraph-rsid="001e1a5f"/>
    </style:style>
    <style:style style:name="T1" style:family="text">
      <style:text-properties officeooo:rsid="001fff8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f438e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1ae6c"/>
    </style:style>
    <style:style style:name="T6" style:family="text">
      <style:text-properties style:text-position="0% 100%" officeooo:rsid="00239c1a"/>
    </style:style>
    <style:style style:name="T7" style:family="text">
      <style:text-properties style:text-position="0% 100%" officeooo:rsid="002f438e"/>
    </style:style>
    <style:style style:name="T8" style:family="text">
      <style:text-properties officeooo:rsid="0021ae6c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21ae6c"/>
    </style:style>
    <style:style style:name="T11" style:family="text">
      <style:text-properties style:text-position="super 58%" officeooo:rsid="00239c1a"/>
    </style:style>
    <style:style style:name="T12" style:family="text">
      <style:text-properties officeooo:rsid="0024a983"/>
    </style:style>
    <style:style style:name="T13" style:family="text">
      <style:text-properties officeooo:rsid="002568be"/>
    </style:style>
    <style:style style:name="T14" style:family="text">
      <style:text-properties fo:color="#ff3333"/>
    </style:style>
    <style:style style:name="T15" style:family="text">
      <style:text-properties fo:color="#ff3333" style:text-position="sub 58%"/>
    </style:style>
    <style:style style:name="T16" style:family="text">
      <style:text-properties fo:color="#ff3333" style:text-position="sub 58%" officeooo:rsid="002a2711"/>
    </style:style>
    <style:style style:name="T17" style:family="text">
      <style:text-properties officeooo:rsid="002cd487"/>
    </style:style>
    <style:style style:name="T18" style:family="text">
      <style:text-properties fo:color="#000000"/>
    </style:style>
    <style:style style:name="T19" style:family="text">
      <style:text-properties fo:color="#000000" officeooo:rsid="002f438e"/>
    </style:style>
    <style:style style:name="T20" style:family="text">
      <style:text-properties fo:color="#000000" style:text-position="super 58%"/>
    </style:style>
    <style:style style:name="T21" style:family="text">
      <style:text-properties fo:color="#000000" style:text-position="sub 58%" officeooo:rsid="002f43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 Bioénergétique L1</text:p>
      <text:p text:style-name="P2"/>
      <text:p text:style-name="P2">Les dépenses énergétiques de l’organisme</text:p>
      <text:p text:style-name="P1"/>
      <text:p text:style-name="P1">Enzo Piponnier</text:p>
      <text:p text:style-name="P1"/>
      <text:p text:style-name="P29">Introduction</text:p>
      <text:p text:style-name="P1"/>
      <text:p text:style-name="P1">activité physique (15%), thermogenèse (15%), métabolisme de base (70%) = dépense énergétique</text:p>
      <text:p text:style-name="P1"/>
      <text:p text:style-name="P7"><text:span text:style-name="T1">1-</text:span>Métabolisme de base mesurée au repos et a jeun à neutralité thermique</text:p>
      <text:p text:style-name="P1"/>
      <text:p text:style-name="P1">Dépense énergétique mesurée en kcal, effectué dans une chambre calorimétrique</text:p>
      <text:p text:style-name="P1"/>
      <text:p text:style-name="P1">le métabolisme de base pour une femme et un homme est en moyenne de 1kcal/h/kg</text:p>
      <text:p text:style-name="P1"/>
      <text:p text:style-name="P6">Facteurs de variation du Métabolisme de base</text:p>
      <text:p text:style-name="P1">- diminution avec l'âge</text:p>
      <text:p text:style-name="P1">- le sexe</text:p>
      <text:p text:style-name="P1">- la taille</text:p>
      <text:p text:style-name="P1">- corpulence du sujet</text:p>
      <text:p text:style-name="P1">- é<text:span text:style-name="T1">tat pathologique ou anxiété</text:span></text:p>
      <text:p text:style-name="P1">- <text:span text:style-name="T1">conditions climatiques</text:span></text:p>
      <text:p text:style-name="P4"/>
      <text:p text:style-name="P5">Formules permettant de déterminer le Métabolisme en fonction de l’âge et du poids :</text:p>
      <text:p text:style-name="P4">Equation de Harris et Benedict 1919 :</text:p>
      <text:p text:style-name="P4">- MB Femmes = <text:span text:style-name="T8">2,741 + 0,04202 P + 0,711 T – 0,0197 A</text:span></text:p>
      <text:p text:style-name="P4">- MB Hommes = <text:span text:style-name="T8">0,276 +0,0573 P + 2,073 T _0,0285 A</text:span></text:p>
      <text:p text:style-name="P4">Equation de Black et Coli <text:s/>1996 :</text:p>
      <text:p text:style-name="P4">- MB Femmes = <text:span text:style-name="T8">0,963 . P</text:span><text:span text:style-name="T10">0,48 </text:span><text:span text:style-name="T5">. T </text:span><text:span text:style-name="T10">0,50</text:span><text:span text:style-name="T5">. A </text:span><text:span text:style-name="T10">-</text:span><text:span text:style-name="T11">0</text:span><text:span text:style-name="T10">,13</text:span></text:p>
      <text:p text:style-name="P4">- MB Hommes = <text:span text:style-name="T8">1,083. </text:span><text:span text:style-name="T5">P </text:span><text:span text:style-name="T11">0,48</text:span><text:span text:style-name="T5">. T </text:span><text:span text:style-name="T11">0,50</text:span><text:span text:style-name="T6"> </text:span><text:span text:style-name="T5">. A </text:span><text:span text:style-name="T10">-</text:span><text:span text:style-name="T11">0,13</text:span></text:p>
      <text:p text:style-name="P4"/>
      <text:p text:style-name="P13">1MJ = 239 kcal P en m T en kg et A en année</text:p>
      <text:p text:style-name="P4"/>
      <text:p text:style-name="P4">Origines du métabolisme de base = maintien du corps en vie</text:p>
      <text:p text:style-name="P4"/>
      <text:p text:style-name="P8">2- Métabolisme de repos</text:p>
      <text:p text:style-name="P4"/>
      <text:p text:style-name="P4">ME de base + thermogenèse, reveil → 75/90 % d’énergie de l’individu dépends des activités physique réalisé</text:p>
      <text:p text:style-name="P4"/>
      <text:p text:style-name="P4">MET (equivalent métabolique) = dépense énergétique de 3,5 ml d’O2 / kg / min (= 0 ,26L/min)</text:p>
      <text:p text:style-name="P4"/>
      <text:p text:style-name="P8">3- Les autres dépenses énergétiques</text:p>
      <text:p text:style-name="P24">A- La thermorégulation </text:p>
      <text:p text:style-name="P24">B- La digestion et l’utilisation des aliments </text:p>
      <text:p text:style-name="P9">C- L’apport de certaines substances</text:p>
      <text:p text:style-name="P9">D- L’activité physique</text:p>
      <text:p text:style-name="P12"/>
      <text:p text:style-name="P9">Principe de thermodynamique = l’énergie liée a a dégradation des aliments a l’intérieur de l’organisme = celle qui sera libéré à l'extérieur de l’organisme</text:p>
      <text:p text:style-name="P3">moyenne <text:span text:style-name="T13">du coefficient thermique est</text:span> de 4,825</text:p>
      <text:p text:style-name="P10"><text:soft-page-break/></text:p>
      <text:p text:style-name="P3">dépense énergétique (kcal) = VO<text:span text:style-name="T2">2</text:span><text:span text:style-name="T4"> (L/min) x temps (min) x 4,825</text:span></text:p>
      <text:p text:style-name="P14"/>
      <text:p text:style-name="P27">Activité musculaire, consommation d’oxygène et dépenses énergétiques</text:p>
      <text:p text:style-name="P18">consommation d’O2 lors d’un exercice a a charge constante = rectangulaire (augmentation, palier, décroissant après la fin)</text:p>
      <text:p text:style-name="P18"/>
      <text:p text:style-name="P11"><text:span text:style-name="T4">consommation d’O2 lors d’un exercice a charge croissante (augmentation puis palier VO</text:span><text:span text:style-name="T2">2</text:span><text:span text:style-name="T4"> max)</text:span></text:p>
      <text:p text:style-name="P18"/>
      <text:p text:style-name="P11"><text:span text:style-name="T4">facteur de variation de V0</text:span><text:span text:style-name="T2">2 </text:span><text:span text:style-name="T4">max</text:span></text:p>
      <text:p text:style-name="P18">- <text:span text:style-name="T12">Les </text:span>caractéristiques anthropométrique (mesures du corps taille des membres …) → rapportée au poids de corps pour permettre une comparaison</text:p>
      <text:p text:style-name="P18">- <text:span text:style-name="T12">L’</text:span>â<text:span text:style-name="T12">ge : augmentation jusqu’a 25 ans puis diminution 10 % par décennie</text:span></text:p>
      <text:p text:style-name="P18">- <text:span text:style-name="T12">Le sexe :H&gt;F</text:span></text:p>
      <text:p text:style-name="P18">- <text:span text:style-name="T12">L’entrainement :augmentation ou ralentissement de la diminution</text:span></text:p>
      <text:p text:style-name="P18"/>
      <text:p text:style-name="P20">1 kcal = 4,18 kJ</text:p>
      <text:p text:style-name="P20"/>
      <text:p text:style-name="P26">Determination de l’utilisation spécifique des nutriments</text:p>
      <text:p text:style-name="P21">V0 et VCO mesurés reflètent de l’utilisation des substrats selon les equations suivantes en négligeant les protéines :</text:p>
      <text:p text:style-name="P21">Glucides (g.min-<text:span text:style-name="T9">1</text:span>) = 4.55 VCO<text:span text:style-name="T2">2</text:span> (L.min<text:span text:style-name="T9">-1</text:span>) – 3.21 VO<text:span text:style-name="T2">2</text:span> (L.mi<text:span text:style-name="T17">=</text:span>n<text:span text:style-name="T9">-1</text:span>)</text:p>
      <text:p text:style-name="P21">Lipides (g.min<text:span text:style-name="T9">-1</text:span>) = 1.67 VO<text:span text:style-name="T2">2</text:span> (L.min<text:span text:style-name="T9">-1</text:span>) – 1.67 VCO<text:span text:style-name="T2">2</text:span> (L.min<text:span text:style-name="T9">-1</text:span>)</text:p>
      <text:p text:style-name="P21"/>
      <text:p text:style-name="P21">utilisation du quotient respiratoire <text:span text:style-name="T14">QR</text:span><text:span text:style-name="T16">LG</text:span><text:span text:style-name="T14"> = VCO</text:span><text:span text:style-name="T15">2</text:span><text:span text:style-name="T14">/VO</text:span><text:span text:style-name="T15">2</text:span></text:p>
      <text:p text:style-name="P19"><text:span text:style-name="T2"/></text:p>
      <text:p text:style-name="P22">En résumé :</text:p>
      <text:p text:style-name="P22">L (%) = (1-QR<text:span text:style-name="T2">LG</text:span>/0.3)x100</text:p>
      <text:p text:style-name="P22">G (%) = 100 - %L ou (QR<text:span text:style-name="T2">LG</text:span> – O.7L) x 100</text:p>
      <text:p text:style-name="P22"/>
      <text:p text:style-name="P28">Autres méthodes de mesure de la dépense énergétique</text:p>
      <text:p text:style-name="P23">- La fréquence cardiaque grâce à la relation entre FC et VO<text:span text:style-name="T2">2</text:span> mais nécessite une courbe étalon→ DE</text:p>
      <text:p text:style-name="P23">- La vitesse lors de la course ou de la marche (nomogramme) </text:p>
      <text:p text:style-name="P15"><text:span text:style-name="T2"><text:s/></text:span><text:span text:style-name="T19">course en extérieur V0</text:span><text:span text:style-name="T21">2</text:span><text:span text:style-name="T19">= 3.5 + 5.36 (vitesse en mph) + 0.46 (vitesse en mph)( % de la pente)</text:span></text:p>
      <text:p text:style-name="P16"><text:span text:style-name="T18">1 mph = 1.61 km.h</text:span><text:span text:style-name="T20">-1</text:span><text:span text:style-name="T18"> (= 0,27 m.s-</text:span><text:span text:style-name="T20">1 </text:span><text:span text:style-name="T18">) </text:span></text:p>
      <text:p text:style-name="P16"><text:span text:style-name="T18"/></text:p>
      <text:p text:style-name="P16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06:18.470607000</meta:creation-date>
    <dc:date>2016-11-15T11:32:22.761616000</dc:date>
    <meta:editing-duration>PT20H19M11S</meta:editing-duration>
    <meta:editing-cycles>15</meta:editing-cycles>
    <meta:generator>LibreOffice/5.1.5.2$MacOSX_X86_64 LibreOffice_project/7a864d8825610a8c07cfc3bc01dd4fce6a9447e5</meta:generator>
    <meta:document-statistic meta:table-count="0" meta:image-count="0" meta:object-count="0" meta:page-count="2" meta:paragraph-count="57" meta:word-count="521" meta:character-count="3031" meta:non-whitespace-character-count="2557"/>
  </office:meta>
</office:document-meta>
</file>